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o Deal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table:formula="of:=[.A2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]*[.B3]" office:value-type="float" office:value="0.1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4]*[.B4]*[.C4]*[.D4]*[.E4]*[.F4]" office:value-type="float" office:value="0.08505" calcext:value-type="float">
            <text:p>0.08505</text:p>
          </table:table-cell>
          <table:table-cell office:value-type="string" calcext:value-type="string">
            <text:p>(via SHORT)</text:p>
          </table:table-cell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5]*[.B5]*[.C5]*[.D5]*[.E5]*[.F5]" office:value-type="float" office:value="0.0128" calcext:value-type="float">
            <text:p>0.0128</text:p>
          </table:table-cell>
          <table:table-cell office:value-type="string" calcext:value-type="string">
            <text:p>(via LONG)</text:p>
          </table:table-cell>
          <table:table-cell table:style-name="Default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6]*[.B6]*[.C6]*[.D6]*[.E6]*[.F6]" office:value-type="float" office:value="0.0567" calcext:value-type="float">
            <text:p>0.0567</text:p>
          </table:table-cell>
          <table:table-cell office:value-type="string" calcext:value-type="string">
            <text:p>(via SHORT)</text:p>
          </table:table-cell>
          <table:table-cell table:style-name="Default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7]*[.B7]*[.C7]*[.D7]*[.E7]*[.F7]" office:value-type="float" office:value="0.01792" calcext:value-type="float">
            <text:p>0.01792</text:p>
          </table:table-cell>
          <table:table-cell office:value-type="string" calcext:value-type="string">
            <text:p>(via LONG)</text:p>
          </table:table-cell>
          <table:table-cell table:style-name="Default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8]*[.B8]*[.C8]*[.D8]*[.E8]*[.F8]*[.G8]*[.H8]" office:value-type="float" office:value="0.013608" calcext:value-type="float">
            <text:p>0.013608</text:p>
          </table:table-cell>
          <table:table-cell office:value-type="string" calcext:value-type="string">
            <text:p>(via SHORT)</text:p>
          </table:table-cell>
          <table:table-cell table:style-name="Default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9]*[.B9]*[.C9]*[.D9]*[.E9]*[.F9]*[.G9]*[.H9]" office:value-type="float" office:value="0.0043008" calcext:value-type="float">
            <text:p>0.0043008</text:p>
          </table:table-cell>
          <table:table-cell office:value-type="string" calcext:value-type="string">
            <text:p>(via LONG)</text:p>
          </table:table-cell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0]*[.B10]*[.C10]*[.D10]*[.E10]" office:value-type="float" office:value="0.0168" calcext:value-type="float">
            <text:p>0.0168</text:p>
          </table:table-cell>
          <table:table-cell office:value-type="string" calcext:value-type="string">
            <text:p>(via SHORT)</text:p>
          </table:table-cell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1]*[.B11]*[.C11]*[.D11]*[.E11]" office:value-type="float" office:value="0.00960000000000001" calcext:value-type="float">
            <text:p>0.0096</text:p>
          </table:table-cell>
          <table:table-cell office:value-type="string" calcext:value-type="string">
            <text:p>(via LONG)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ce1" table:formula="of:=SUM([.I2:.I11])" office:value-type="float" office:value="0.3167788" calcext:value-type="float">
            <text:p>0.3167788</text:p>
          </table:table-cell>
          <table:table-cell/>
          <table:table-cell table:formula="of:=[.I12]*100" office:value-type="float" office:value="31.67788" calcext:value-type="float">
            <text:p>32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A14]*[.B14]*[.C14]*[.D14]" office:value-type="float" office:value="0.063" calcext:value-type="float">
            <text:p>0.063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A15]*[.B15]*[.C15]*[.D15]" office:value-type="float" office:value="0.032" calcext:value-type="float">
            <text:p>0.032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*[.B16]*[.C16]*[.D16]*[.E16]*[.F16]*[.G16]" office:value-type="float" office:value="0.03402" calcext:value-type="float">
            <text:p>0.03402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]*[.B17]*[.C17]*[.D17]*[.E17]*[.F17]*[.G17]" office:value-type="float" office:value="0.00512" calcext:value-type="float">
            <text:p>0.00512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]*[.B18]*[.C18]*[.D18]*[.E18]*[.F18]" office:value-type="float" office:value="0.08505" calcext:value-type="float">
            <text:p>0.08505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]*[.B19]*[.C19]*[.D19]*[.E19]*[.F19]" office:value-type="float" office:value="0.02688" calcext:value-type="float">
            <text:p>0.02688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20]*[.B20]*[.C20]*[.D20]*[.E20]" office:value-type="float" office:value="0.0056" calcext:value-type="float">
            <text:p>0.0056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21]*[.B21]*[.C21]*[.D21]*[.E21]" office:value-type="float" office:value="0.0032" calcext:value-type="float">
            <text:p>0.0032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14:.I21])" office:value-type="float" office:value="0.25487" calcext:value-type="float">
            <text:p>0.25487</text:p>
          </table:table-cell>
          <table:table-cell/>
          <table:table-cell table:formula="of:=[.I22]*100" office:value-type="float" office:value="25.487" calcext:value-type="float">
            <text:p>25</text:p>
          </table:table-cell>
        </table:table-row>
        <table:table-row table:style-name="ro1">
          <table:table-cell office:value-type="string" calcext:value-type="string">
            <text:p>Tedium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24]*[.B24]*[.C24]*[.D24]*[.E24]" office:value-type="float" office:value="0.1134" calcext:value-type="float">
            <text:p>0.1134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25]*[.B25]*[.C25]*[.D25]*[.E25]" office:value-type="float" office:value="0.0128" calcext:value-type="float">
            <text:p>0.0128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24:.I25])" office:value-type="float" office:value="0.1262" calcext:value-type="float">
            <text:p>0.1262</text:p>
          </table:table-cell>
          <table:table-cell/>
          <table:table-cell table:formula="of:=[.I26]*100" office:value-type="float" office:value="12.62" calcext:value-type="float">
            <text:p>13</text:p>
          </table:table-cell>
        </table:table-row>
        <table:table-row table:style-name="ro1">
          <table:table-cell office:value-type="string" calcext:value-type="string">
            <text:p>May Deal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*[.B28]*[.C28]*[.D28]*[.E28]*[.F28]*[.G28]" office:value-type="float" office:value="0.01134" calcext:value-type="float">
            <text:p>0.01134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9]*[.B29]*[.C29]*[.D29]*[.E29]*[.F29]*[.G29]" office:value-type="float" office:value="0.003584" calcext:value-type="float">
            <text:p>0.003584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28:.I29])" office:value-type="float" office:value="0.014924" calcext:value-type="float">
            <text:p>0.014924</text:p>
          </table:table-cell>
          <table:table-cell/>
          <table:table-cell table:formula="of:=[.I30]*100" office:value-type="float" office:value="1.4924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2]*[.B32]*[.C32]*[.D32]*[.E32]*[.F32]*[.G32]" office:value-type="float" office:value="0.03402" calcext:value-type="float">
            <text:p>0.03402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*[.B33]*[.C33]*[.D33]*[.E33]*[.F33]*[.G33]" office:value-type="float" office:value="0.00512" calcext:value-type="float">
            <text:p>0.00512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34]*[.B34]*[.C34]*[.D34]*[.E34]*[.F34]" office:value-type="float" office:value="0.1134" calcext:value-type="float">
            <text:p>0.1134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35]*[.B35]*[.C35]*[.D35]*[.E35]*[.F35]" office:value-type="float" office:value="0.03584" calcext:value-type="float">
            <text:p>0.03584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32:.I35])" office:value-type="float" office:value="0.18838" calcext:value-type="float">
            <text:p>0.18838</text:p>
          </table:table-cell>
          <table:table-cell/>
          <table:table-cell table:formula="of:=[.I36]*100" office:value-type="float" office:value="18.838" calcext:value-type="float">
            <text:p>19</text:p>
          </table:table-cell>
        </table:table-row>
        <table:table-row table:style-name="ro1">
          <table:table-cell office:value-type="string" calcext:value-type="string">
            <text:p>Rescin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8]*[.B38]*[.C38]*[.D38]*[.E38]*[.F38]*[.G38]" office:value-type="float" office:value="0.01701" calcext:value-type="float">
            <text:p>0.01701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*[.B39]*[.C39]*[.D39]*[.E39]*[.F39]*[.G39]" office:value-type="float" office:value="0.00256" calcext:value-type="float">
            <text:p>0.00256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40]*[.B40]*[.C40]*[.D40]*[.E40]*[.F40]*[.G40]*[.H40]" office:value-type="float" office:value="0.003402" calcext:value-type="float">
            <text:p>0.003402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41]*[.B41]*[.C41]*[.D41]*[.E41]*[.F41]*[.G41]*[.H41]" office:value-type="float" office:value="0.0010752" calcext:value-type="float">
            <text:p>0.0010752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42]*[.B42]*[.C42]*[.D42]*[.E42]" office:value-type="float" office:value="0.0056" calcext:value-type="float">
            <text:p>0.0056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43]*[.B43]*[.C43]*[.D43]*[.E43]" office:value-type="float" office:value="0.0032" calcext:value-type="float">
            <text:p>0.003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formula="of:=SUM([.I38:.I43])" office:value-type="float" office:value="0.0328472" calcext:value-type="float">
            <text:p>0.0328472</text:p>
          </table:table-cell>
          <table:table-cell/>
          <table:table-cell table:formula="of:=[.I44]*100" office:value-type="float" office:value="3.28472" calcext:value-type="float">
            <text:p>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A46]*[.B46]*[.C46]*[.D46]" office:value-type="float" office:value="0.042" calcext:value-type="float">
            <text:p>0.042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A47]*[.B47]*[.C47]*[.D47]" office:value-type="float" office:value="0.024" calcext:value-type="float">
            <text:p>0.024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46:.I47])" office:value-type="float" office:value="0.066" calcext:value-type="float">
            <text:p>0.066</text:p>
          </table:table-cell>
          <table:table-cell/>
          <table:table-cell table:formula="of:=[.I48]*100" office:value-type="float" office:value="6.6" calcext:value-type="float">
            <text:p>7</text:p>
          </table:table-cell>
        </table:table-row>
        <table:table-row table:style-name="ro1">
          <table:table-cell table:number-columns-repeated="8"/>
          <table:table-cell table:formula="of:=[.I12]+[.I22]+[.I26]+[.I30]+[.I36]+[.I44]+[.I48]" office:value-type="float" office:value="1" calcext:value-type="float">
            <text:p>1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08:46:18.868795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13T17:06:17.955405992</meta:creation-date>
    <dc:date>2019-03-14T09:46:41.914247186</dc:date>
    <dc:creator>Jon Worth</dc:creator>
    <meta:editing-duration>PT51M1S</meta:editing-duration>
    <meta:editing-cycles>3</meta:editing-cycles>
    <meta:generator>LibreOffice/6.2.0.3$MacOSX_X86_64 LibreOffice_project/98c6a8a1c6c7b144ce3cc729e34964b47ce25d62</meta:generator>
    <meta:document-statistic meta:table-count="1" meta:cell-count="288" meta:object-count="0"/>
  </office:meta>
</office:document-meta>
</file>